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24-01-18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23-01-1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22-01-1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21-01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20-01-08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19-01-07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18-01-1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17-01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16-01-11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15-01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13-10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980</text:p>
          </table:table-cell>
          <table:table-cell office:value-type="string" calcext:value-type="string">
            <text:p>RUSH-154</text:p>
          </table:table-cell>
          <table:table-cell office:value-type="string" calcext:value-type="string">
            <text:p>2013-06-17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